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94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CATEGORIE </text:p>
          </table:table-cell>
          <table:table-cell office:value-type="string" calcext:value-type="string">
            <text:p>SOUS-TACH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IMATION (MN)</text:p>
          </table:table-cell>
          <table:table-cell office:value-type="string" calcext:value-type="string">
            <text:p>DUREE REELLE (MN)</text:p>
          </table:table-cell>
        </table:table-row>
        <table:table-row table:style-name="ro2">
          <table:table-cell office:value-type="string" calcext:value-type="string">
            <text:p>Installation du projet 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nstallation dependances</text:p>
          </table:table-cell>
          <table:table-cell office:value-type="string" calcext:value-type="string">
            <text:p>ok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Installation du projet 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onfiguration du projet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 impor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cuperation csv 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st impor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import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nfiguration myapp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reation de projet myapp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onfiguration myapp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nstallation site myapp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initialisation donne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reation fonction reset_sales_data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onfiguration newapp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nitialisation projet spring-boot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onfiguration newapp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onfiguration avec erpnext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nfiguration newapp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reation de repository github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ation page de login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reation de configuration de securite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reation de controller login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Err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ation de page d'erreurs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rr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ontroller gestion erreur login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onctionnalites existingAp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reation produit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onctionnalites existingAp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reation demande de besoin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onctionnalites existingAp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Demande de devis fournisseur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onctionnalites existingAp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reation bon de commande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onctionnalites existingAp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ception facture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onctionnalites existingAp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Voir status facture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iste fournisseur (suppliers)</text:p>
          </table:table-cell>
          <table:table-cell office:value-type="string" calcext:value-type="string">
            <text:p>Metier </text:p>
          </table:table-cell>
          <table:table-cell office:value-type="string" calcext:value-type="string">
            <text:p>Appel api liste Suppliers</text:p>
          </table:table-cell>
          <table:table-cell office:value-type="string" calcext:value-type="string">
            <text:p>ok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Liste fournisseur (suppliers)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ableau liste des suppliers</text:p>
          </table:table-cell>
          <table:table-cell office:value-type="string" calcext:value-type="string">
            <text:p>ok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Liste demandes de devis (quotations)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Appel api liste Quotations</text:p>
          </table:table-cell>
          <table:table-cell office:value-type="string" calcext:value-type="string">
            <text:p>ok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Liste demandes de devis (quotations)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Appel api modification rate des quotations requests</text:p>
          </table:table-cell>
          <table:table-cell office:value-type="string" calcext:value-type="string">
            <text:p>ok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Liste demandes de devis (quotations)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ableau liste des quotations</text:p>
          </table:table-cell>
          <table:table-cell office:value-type="string" calcext:value-type="string">
            <text:p>ok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Liste demandes de devis (quotations)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ffichage details quotations &amp; modification prix</text:p>
          </table:table-cell>
          <table:table-cell office:value-type="string" calcext:value-type="string">
            <text:p>ok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Liste commandes (order)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Appel api liste Orders</text:p>
          </table:table-cell>
          <table:table-cell office:value-type="string" calcext:value-type="string">
            <text:p>ok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Liste commandes (order)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ableau liste des orders</text:p>
          </table:table-cell>
          <table:table-cell office:value-type="string" calcext:value-type="string">
            <text:p>ok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Liste facture (invoice)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Appel api liste Invoice </text:p>
          </table:table-cell>
          <table:table-cell office:value-type="string" calcext:value-type="string">
            <text:p>ok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Liste facture (invoice)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ableau liste des invoice</text:p>
          </table:table-cell>
          <table:table-cell office:value-type="string" calcext:value-type="string">
            <text:p>ok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Paiement factur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Appel API creation de Payment Invoice</text:p>
          </table:table-cell>
          <table:table-cell office:value-type="string" calcext:value-type="string">
            <text:p>ok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Paiement factur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Fonction submit de paiement</text:p>
          </table:table-cell>
          <table:table-cell office:value-type="string" calcext:value-type="string">
            <text:p>ok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Paiement facture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ormulaire de paiement de facture</text:p>
          </table:table-cell>
          <table:table-cell office:value-type="string" calcext:value-type="string">
            <text:p>ok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07:05:12.967000000</meta:creation-date>
    <dc:date>2025-05-05T07:09:52.814000000</dc:date>
    <meta:editing-duration>PT4M39S</meta:editing-duration>
    <meta:editing-cycles>1</meta:editing-cycles>
    <meta:document-statistic meta:table-count="1" meta:cell-count="208" meta:object-count="0"/>
    <meta:generator>LibreOffice/24.2.2.2$Windows_X86_64 LibreOffice_project/d56cc158d8a96260b836f100ef4b4ef25d6f1a01</meta:generator>
  </office:meta>
</office:document-meta>
</file>